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2pt" style:font-size-asian="12pt" style:font-size-complex="12pt"/>
    </style:style>
    <style:style style:name="ce2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N=500</text:p>
          </table:table-cell>
          <table:table-cell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p v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0.507613" calcext:value-type="float">
            <text:p>0.507613</text:p>
          </table:table-cell>
          <table:table-cell office:value-type="float" office:value="0.287971" calcext:value-type="float">
            <text:p>0.287971</text:p>
          </table:table-cell>
          <table:table-cell office:value-type="float" office:value="0.140902" calcext:value-type="float">
            <text:p>0.140902</text:p>
          </table:table-cell>
          <table:table-cell office:value-type="float" office:value="0.159991" calcext:value-type="float">
            <text:p>0.159991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0.561718" calcext:value-type="float">
            <text:p>0.561718</text:p>
          </table:table-cell>
          <table:table-cell office:value-type="float" office:value="0.292197" calcext:value-type="float">
            <text:p>0.292197</text:p>
          </table:table-cell>
          <table:table-cell office:value-type="float" office:value="0.153167" calcext:value-type="float">
            <text:p>0.153167</text:p>
          </table:table-cell>
          <table:table-cell office:value-type="float" office:value="0.184015" calcext:value-type="float">
            <text:p>0.184015</text:p>
          </table:table-cell>
        </table:table-row>
        <table:table-row table:style-name="ro1">
          <table:table-cell office:value-type="string" calcext:value-type="string">
            <text:p>kji </text:p>
          </table:table-cell>
          <table:table-cell office:value-type="float" office:value="0.55731" calcext:value-type="float">
            <text:p>0.55731</text:p>
          </table:table-cell>
          <table:table-cell office:value-type="float" office:value="0.319824" calcext:value-type="float">
            <text:p>0.319824</text:p>
          </table:table-cell>
          <table:table-cell office:value-type="float" office:value="0.174588" calcext:value-type="float">
            <text:p>0.174588</text:p>
          </table:table-cell>
          <table:table-cell office:value-type="float" office:value="0.184001" calcext:value-type="float">
            <text:p>0.184001</text:p>
          </table:table-cell>
        </table:table-row>
        <table:table-row table:style-name="ro1">
          <table:table-cell office:value-type="string" calcext:value-type="string">
            <text:p>kij </text:p>
          </table:table-cell>
          <table:table-cell office:value-type="float" office:value="0.416984" calcext:value-type="float">
            <text:p>0.416984</text:p>
          </table:table-cell>
          <table:table-cell office:value-type="float" office:value="0.256009" calcext:value-type="float">
            <text:p>0.256009</text:p>
          </table:table-cell>
          <table:table-cell office:value-type="float" office:value="0.118753" calcext:value-type="float">
            <text:p>0.118753</text:p>
          </table:table-cell>
          <table:table-cell office:value-type="float" office:value="0.111982" calcext:value-type="float">
            <text:p>0.111982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.34785" calcext:value-type="float">
            <text:p>1.34785</text:p>
          </table:table-cell>
          <table:table-cell office:value-type="float" office:value="0.484731" calcext:value-type="float">
            <text:p>0.484731</text:p>
          </table:table-cell>
          <table:table-cell office:value-type="float" office:value="0.519301" calcext:value-type="float">
            <text:p>0.519301</text:p>
          </table:table-cell>
          <table:table-cell office:value-type="float" office:value="0.196001" calcext:value-type="float">
            <text:p>0.196001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0.52072" calcext:value-type="float">
            <text:p>0.52072</text:p>
          </table:table-cell>
          <table:table-cell office:value-type="float" office:value="0.50401" calcext:value-type="float">
            <text:p>0.50401</text:p>
          </table:table-cell>
          <table:table-cell office:value-type="float" office:value="0.268002" calcext:value-type="float">
            <text:p>0.268002</text:p>
          </table:table-cell>
          <table:table-cell office:value-type="float" office:value="0.0790433" calcext:value-type="float">
            <text:p>0.0790433</text:p>
          </table:table-cell>
        </table:table-row>
        <table:table-row table:style-name="ro1" table:number-rows-repeated="3">
          <table:table-cell table:style-name="ce2" table:number-columns-repeated="5"/>
        </table:table-row>
        <table:table-row table:style-name="ro1">
          <table:table-cell office:value-type="string" calcext:value-type="string">
            <text:p>N=1000</text:p>
          </table:table-cell>
          <table:table-cell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p v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0.2616" calcext:value-type="float">
            <text:p>10.2616</text:p>
          </table:table-cell>
          <table:table-cell office:value-type="float" office:value="5.70587" calcext:value-type="float">
            <text:p>5.70587</text:p>
          </table:table-cell>
          <table:table-cell office:value-type="float" office:value="2.3477" calcext:value-type="float">
            <text:p>2.3477</text:p>
          </table:table-cell>
          <table:table-cell office:value-type="float" office:value="2.09604" calcext:value-type="float">
            <text:p>2.09604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21.8332" calcext:value-type="float">
            <text:p>21.8332</text:p>
          </table:table-cell>
          <table:table-cell office:value-type="float" office:value="13.3654" calcext:value-type="float">
            <text:p>13.3654</text:p>
          </table:table-cell>
          <table:table-cell office:value-type="float" office:value="7.38368" calcext:value-type="float">
            <text:p>7.38368</text:p>
          </table:table-cell>
          <table:table-cell office:value-type="float" office:value="6.02401" calcext:value-type="float">
            <text:p>6.02401</text:p>
          </table:table-cell>
        </table:table-row>
        <table:table-row table:style-name="ro1">
          <table:table-cell office:value-type="string" calcext:value-type="string">
            <text:p>kji </text:p>
          </table:table-cell>
          <table:table-cell office:value-type="float" office:value="20.7782" calcext:value-type="float">
            <text:p>20.7782</text:p>
          </table:table-cell>
          <table:table-cell office:value-type="float" office:value="12.2104" calcext:value-type="float">
            <text:p>12.2104</text:p>
          </table:table-cell>
          <table:table-cell office:value-type="float" office:value="7.39031" calcext:value-type="float">
            <text:p>7.39031</text:p>
          </table:table-cell>
          <table:table-cell office:value-type="float" office:value="7.78802" calcext:value-type="float">
            <text:p>7.78802</text:p>
          </table:table-cell>
        </table:table-row>
        <table:table-row table:style-name="ro1">
          <table:table-cell office:value-type="string" calcext:value-type="string">
            <text:p>kij </text:p>
          </table:table-cell>
          <table:table-cell office:value-type="float" office:value="5.3261" calcext:value-type="float">
            <text:p>5.3261</text:p>
          </table:table-cell>
          <table:table-cell office:value-type="float" office:value="2.74438" calcext:value-type="float">
            <text:p>2.74438</text:p>
          </table:table-cell>
          <table:table-cell office:value-type="float" office:value="2.19061" calcext:value-type="float">
            <text:p>2.19061</text:p>
          </table:table-cell>
          <table:table-cell office:value-type="float" office:value="1.94395" calcext:value-type="float">
            <text:p>1.94395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9.5503" calcext:value-type="float">
            <text:p>19.5503</text:p>
          </table:table-cell>
          <table:table-cell office:value-type="float" office:value="13.1559" calcext:value-type="float">
            <text:p>13.1559</text:p>
          </table:table-cell>
          <table:table-cell office:value-type="float" office:value="9.10385" calcext:value-type="float">
            <text:p>9.10385</text:p>
          </table:table-cell>
          <table:table-cell office:value-type="float" office:value="8.67499" calcext:value-type="float">
            <text:p>8.67499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4.77198" calcext:value-type="float">
            <text:p>4.77198</text:p>
          </table:table-cell>
          <table:table-cell office:value-type="float" office:value="2.72085" calcext:value-type="float">
            <text:p>2.72085</text:p>
          </table:table-cell>
          <table:table-cell office:value-type="float" office:value="2.03714" calcext:value-type="float">
            <text:p>2.03714</text:p>
          </table:table-cell>
          <table:table-cell office:value-type="float" office:value="1.62635" calcext:value-type="float">
            <text:p>1.62635</text:p>
          </table:table-cell>
        </table:table-row>
        <table:table-row table:style-name="ro1" table:number-rows-repeated="2">
          <table:table-cell table:style-name="ce2" table:number-columns-repeated="5"/>
        </table:table-row>
        <table:table-row table:style-name="ro1">
          <table:table-cell office:value-type="string" calcext:value-type="string">
            <text:p>N=1500</text:p>
          </table:table-cell>
          <table:table-cell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p v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38.7712" calcext:value-type="float">
            <text:p>38.7712</text:p>
          </table:table-cell>
          <table:table-cell office:value-type="float" office:value="18.9145" calcext:value-type="float">
            <text:p>18.9145</text:p>
          </table:table-cell>
          <table:table-cell office:value-type="float" office:value="10.3003" calcext:value-type="float">
            <text:p>10.3003</text:p>
          </table:table-cell>
          <table:table-cell office:value-type="float" office:value="11.384" calcext:value-type="float">
            <text:p>11.384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64.3038" calcext:value-type="float">
            <text:p>64.3038</text:p>
          </table:table-cell>
          <table:table-cell office:value-type="float" office:value="41.2692" calcext:value-type="float">
            <text:p>41.2692</text:p>
          </table:table-cell>
          <table:table-cell office:value-type="float" office:value="28.3871" calcext:value-type="float">
            <text:p>28.3871</text:p>
          </table:table-cell>
          <table:table-cell office:value-type="float" office:value="29.864" calcext:value-type="float">
            <text:p>29.864</text:p>
          </table:table-cell>
        </table:table-row>
        <table:table-row table:style-name="ro1">
          <table:table-cell office:value-type="string" calcext:value-type="string">
            <text:p>kji </text:p>
          </table:table-cell>
          <table:table-cell office:value-type="float" office:value="61.7072" calcext:value-type="float">
            <text:p>61.7072</text:p>
          </table:table-cell>
          <table:table-cell office:value-type="float" office:value="37.9615" calcext:value-type="float">
            <text:p>37.9615</text:p>
          </table:table-cell>
          <table:table-cell office:value-type="float" office:value="26.4322" calcext:value-type="float">
            <text:p>26.4322</text:p>
          </table:table-cell>
          <table:table-cell office:value-type="float" office:value="23.752" calcext:value-type="float">
            <text:p>23.752</text:p>
          </table:table-cell>
        </table:table-row>
        <table:table-row table:style-name="ro1">
          <table:table-cell office:value-type="string" calcext:value-type="string">
            <text:p>kij </text:p>
          </table:table-cell>
          <table:table-cell office:value-type="float" office:value="15.6411" calcext:value-type="float">
            <text:p>15.6411</text:p>
          </table:table-cell>
          <table:table-cell office:value-type="float" office:value="8.79307" calcext:value-type="float">
            <text:p>8.79307</text:p>
          </table:table-cell>
          <table:table-cell office:value-type="float" office:value="5.69842" calcext:value-type="float">
            <text:p>5.69842</text:p>
          </table:table-cell>
          <table:table-cell office:value-type="float" office:value="4.63599" calcext:value-type="float">
            <text:p>4.63599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64.4324" calcext:value-type="float">
            <text:p>64.4324</text:p>
          </table:table-cell>
          <table:table-cell office:value-type="float" office:value="49.0555" calcext:value-type="float">
            <text:p>49.0555</text:p>
          </table:table-cell>
          <table:table-cell office:value-type="float" office:value="26.8563" calcext:value-type="float">
            <text:p>26.8563</text:p>
          </table:table-cell>
          <table:table-cell office:value-type="float" office:value="24.7721" calcext:value-type="float">
            <text:p>24.7721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6.8891" calcext:value-type="float">
            <text:p>16.8891</text:p>
          </table:table-cell>
          <table:table-cell office:value-type="float" office:value="8.22276" calcext:value-type="float">
            <text:p>8.22276</text:p>
          </table:table-cell>
          <table:table-cell office:value-type="float" office:value="5.36668" calcext:value-type="float">
            <text:p>5.36668</text:p>
          </table:table-cell>
          <table:table-cell office:value-type="float" office:value="4.85903" calcext:value-type="float">
            <text:p>4.85903</text:p>
          </table:table-cell>
        </table:table-row>
        <table:table-row table:style-name="ro1" table:number-rows-repeated="2">
          <table:table-cell table:style-name="ce2" table:number-columns-repeated="5"/>
        </table:table-row>
        <table:table-row table:style-name="ro1">
          <table:table-cell office:value-type="string" calcext:value-type="string">
            <text:p>N=2000</text:p>
          </table:table-cell>
          <table:table-cell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p v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95.7943" calcext:value-type="float">
            <text:p>95.7943</text:p>
          </table:table-cell>
          <table:table-cell office:value-type="float" office:value="48.285" calcext:value-type="float">
            <text:p>48.285</text:p>
          </table:table-cell>
          <table:table-cell office:value-type="float" office:value="28.5685" calcext:value-type="float">
            <text:p>28.5685</text:p>
          </table:table-cell>
          <table:table-cell office:value-type="float" office:value="34.996" calcext:value-type="float">
            <text:p>34.996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77.359" calcext:value-type="float">
            <text:p>177.359</text:p>
          </table:table-cell>
          <table:table-cell office:value-type="float" office:value="94.4252" calcext:value-type="float">
            <text:p>94.4252</text:p>
          </table:table-cell>
          <table:table-cell office:value-type="float" office:value="61.1302" calcext:value-type="float">
            <text:p>61.1302</text:p>
          </table:table-cell>
          <table:table-cell office:value-type="float" office:value="66.612" calcext:value-type="float">
            <text:p>66.612</text:p>
          </table:table-cell>
        </table:table-row>
        <table:table-row table:style-name="ro1">
          <table:table-cell office:value-type="string" calcext:value-type="string">
            <text:p>kji </text:p>
          </table:table-cell>
          <table:table-cell office:value-type="float" office:value="163.756" calcext:value-type="float">
            <text:p>163.756</text:p>
          </table:table-cell>
          <table:table-cell office:value-type="float" office:value="94.147" calcext:value-type="float">
            <text:p>94.147</text:p>
          </table:table-cell>
          <table:table-cell office:value-type="float" office:value="64.3993" calcext:value-type="float">
            <text:p>64.3993</text:p>
          </table:table-cell>
          <table:table-cell office:value-type="float" office:value="67.916" calcext:value-type="float">
            <text:p>67.916</text:p>
          </table:table-cell>
        </table:table-row>
        <table:table-row table:style-name="ro1">
          <table:table-cell office:value-type="string" calcext:value-type="string">
            <text:p>kij </text:p>
          </table:table-cell>
          <table:table-cell office:value-type="float" office:value="36.9404" calcext:value-type="float">
            <text:p>36.9404</text:p>
          </table:table-cell>
          <table:table-cell office:value-type="float" office:value="17.9269" calcext:value-type="float">
            <text:p>17.9269</text:p>
          </table:table-cell>
          <table:table-cell office:value-type="float" office:value="14.4592" calcext:value-type="float">
            <text:p>14.4592</text:p>
          </table:table-cell>
          <table:table-cell office:value-type="float" office:value="13.4801" calcext:value-type="float">
            <text:p>13.4801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67.006" calcext:value-type="float">
            <text:p>167.006</text:p>
          </table:table-cell>
          <table:table-cell office:value-type="float" office:value="94.6204" calcext:value-type="float">
            <text:p>94.6204</text:p>
          </table:table-cell>
          <table:table-cell office:value-type="float" office:value="68.5781" calcext:value-type="float">
            <text:p>68.5781</text:p>
          </table:table-cell>
          <table:table-cell office:value-type="float" office:value="69.2759" calcext:value-type="float">
            <text:p>69.2759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38.157" calcext:value-type="float">
            <text:p>38.157</text:p>
          </table:table-cell>
          <table:table-cell office:value-type="float" office:value="16.8232" calcext:value-type="float">
            <text:p>16.8232</text:p>
          </table:table-cell>
          <table:table-cell office:value-type="float" office:value="11.9665" calcext:value-type="float">
            <text:p>11.9665</text:p>
          </table:table-cell>
          <table:table-cell office:value-type="float" office:value="12.6267" calcext:value-type="float">
            <text:p>12.6267</text:p>
          </table:table-cell>
        </table:table-row>
        <table:table-row table:style-name="ro1" table:number-rows-repeated="2">
          <table:table-cell table:style-name="ce2" table:number-columns-repeated="5"/>
        </table:table-row>
        <table:table-row table:style-name="ro1">
          <table:table-cell office:value-type="string" calcext:value-type="string">
            <text:p>N=2500</text:p>
          </table:table-cell>
          <table:table-cell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p v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220.878" calcext:value-type="float">
            <text:p>220.878</text:p>
          </table:table-cell>
          <table:table-cell office:value-type="float" office:value="125.05" calcext:value-type="float">
            <text:p>125.05</text:p>
          </table:table-cell>
          <table:table-cell office:value-type="float" office:value="79.2633" calcext:value-type="float">
            <text:p>79.2633</text:p>
          </table:table-cell>
          <table:table-cell office:value-type="float" office:value="67.9202" calcext:value-type="float">
            <text:p>67.9202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359.349" calcext:value-type="float">
            <text:p>359.349</text:p>
          </table:table-cell>
          <table:table-cell office:value-type="float" office:value="191.624" calcext:value-type="float">
            <text:p>191.624</text:p>
          </table:table-cell>
          <table:table-cell office:value-type="float" office:value="129.751" calcext:value-type="float">
            <text:p>129.751</text:p>
          </table:table-cell>
          <table:table-cell office:value-type="float" office:value="111.272" calcext:value-type="float">
            <text:p>111.272</text:p>
          </table:table-cell>
        </table:table-row>
        <table:table-row table:style-name="ro1">
          <table:table-cell office:value-type="string" calcext:value-type="string">
            <text:p>kji </text:p>
          </table:table-cell>
          <table:table-cell office:value-type="float" office:value="322.909" calcext:value-type="float">
            <text:p>322.909</text:p>
          </table:table-cell>
          <table:table-cell office:value-type="float" office:value="181.387" calcext:value-type="float">
            <text:p>181.387</text:p>
          </table:table-cell>
          <table:table-cell office:value-type="float" office:value="143.798" calcext:value-type="float">
            <text:p>143.798</text:p>
          </table:table-cell>
          <table:table-cell office:value-type="float" office:value="128.148" calcext:value-type="float">
            <text:p>128.148</text:p>
          </table:table-cell>
        </table:table-row>
        <table:table-row table:style-name="ro1">
          <table:table-cell office:value-type="string" calcext:value-type="string">
            <text:p>kij </text:p>
          </table:table-cell>
          <table:table-cell office:value-type="float" office:value="71.4277" calcext:value-type="float">
            <text:p>71.4277</text:p>
          </table:table-cell>
          <table:table-cell office:value-type="float" office:value="39.269" calcext:value-type="float">
            <text:p>39.269</text:p>
          </table:table-cell>
          <table:table-cell office:value-type="float" office:value="27.3023" calcext:value-type="float">
            <text:p>27.3023</text:p>
          </table:table-cell>
          <table:table-cell office:value-type="float" office:value="29.096" calcext:value-type="float">
            <text:p>29.096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337.102" calcext:value-type="float">
            <text:p>337.102</text:p>
          </table:table-cell>
          <table:table-cell office:value-type="float" office:value="231.441" calcext:value-type="float">
            <text:p>231.441</text:p>
          </table:table-cell>
          <table:table-cell office:value-type="float" office:value="116.909" calcext:value-type="float">
            <text:p>116.909</text:p>
          </table:table-cell>
          <table:table-cell office:value-type="float" office:value="152.812" calcext:value-type="float">
            <text:p>152.812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70.8285" calcext:value-type="float">
            <text:p>70.8285</text:p>
          </table:table-cell>
          <table:table-cell office:value-type="float" office:value="38.1274" calcext:value-type="float">
            <text:p>38.1274</text:p>
          </table:table-cell>
          <table:table-cell office:value-type="float" office:value="21.2107" calcext:value-type="float">
            <text:p>21.2107</text:p>
          </table:table-cell>
          <table:table-cell office:value-type="float" office:value="24.3311" calcext:value-type="float">
            <text:p>24.3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1:24:43.352061965</meta:creation-date>
    <dc:date>2021-11-06T15:33:42.743674131</dc:date>
    <meta:editing-duration>PT16M16S</meta:editing-duration>
    <meta:editing-cycles>1</meta:editing-cycles>
    <meta:document-statistic meta:table-count="1" meta:cell-count="185" meta:object-count="0"/>
    <meta:generator>LibreOffice/6.4.7.2$Linux_X86_64 LibreOffice_project/40$Build-2</meta:generator>
  </office:meta>
</office:document-meta>
</file>